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start="Arrow" draw:marker-start-width="0.152cm" draw:marker-start-center="true" draw:marker-end="Arrow" draw:marker-end-width="0.152cm" draw:marker-end-center="true" draw:fill="solid" draw:fill-color="#ffffff" draw:textarea-horizontal-align="center" draw:textarea-vertical-align="middle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3.175cm" svg:x="2.905cm" svg:y="17.51cm">
          <text:p text:style-name="P1">802.15.4 Physical layer (PH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97cm" svg:height="3.175cm" svg:x="2.905cm" svg:y="13.7cm">
          <text:p text:style-name="P1">802.15.4 Medium access control layer (MA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2.54cm" svg:x="2.905cm" svg:y="10.525cm">
          <text:p text:style-name="P1">ZigB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2.54cm" svg:x="7.985cm" svg:y="10.525cm"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2.54cm" svg:x="12.43cm" svg:y="10.525cm">
          <text:p text:style-name="P1">6Low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89cm" svg:y1="17.51cm" svg:x2="9.89cm" svg:y2="16.875cm">
          <text:p/>
        </draw:line>
        <draw:line draw:style-name="gr3" draw:text-style-name="P1" draw:layer="layout" svg:x1="4.81cm" svg:y1="13.7cm" svg:x2="4.81cm" svg:y2="13.065cm">
          <text:p/>
        </draw:line>
        <draw:line draw:style-name="gr3" draw:text-style-name="P1" draw:layer="layout" svg:x1="9.89cm" svg:y1="13.7cm" svg:x2="9.89cm" svg:y2="13.065cm">
          <text:p/>
        </draw:line>
        <draw:line draw:style-name="gr3" draw:text-style-name="P1" draw:layer="layout" svg:x1="14.97cm" svg:y1="13.7cm" svg:x2="14.97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5T16:14:45</meta:creation-date>
    <dc:date>2010-07-06T09:05:10</dc:date>
    <meta:editing-duration>PT00H21M30S</meta:editing-duration>
    <meta:editing-cycles>3</meta:editing-cycles>
    <meta:generator>OpenOffice.org/3.2$Unix OpenOffice.org_project/320m19$Build-9505</meta:generator>
    <meta:document-statistic meta:object-count="9"/>
  </office:meta>
</office:document-meta>
</file>